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formationen</text:p>
      <text:p text:style-name="Standard"/>
      <text:p text:style-name="Standard">Auf der Webseite möchte man gerne die Hardware von allen Clients sehen.</text:p>
      <text:p text:style-name="Standard">D.h. Wieviel RAM hat dieser Client, was für eine CPU hat er, wie ist die Verbindung aktuell, etc.</text:p>
      <text:p text:style-name="Standard">Zudem möchte man auch gerne wissen, welche Dienste gerade laufen und <text:s/>wie deren Status ist.</text:p>
      <text:p text:style-name="Standard"/>
      <text:p text:style-name="Standard">Damit man all diese Informationen auf der Seite anzeigen lassen kann, schickt die Webseite einen</text:p>
      <text:p text:style-name="Standard">XML-String zu dem Hostdeamon, in der die Anweisung lautet: Zeige Status des Dienstes XY des Clients XX, oder gebe die CPU des Clients YY an, etc. Dieser XML-String wird beim Hostdeamon in ein Command-Objekt geparst und dann wird der darin enthaltete Befehl ausgeführt. Dazu baut der Hostdeamon eine Verbindung zur Datenbank auf und fragt diese nach den gewünschten Informationen. Da ständig diese Informationen in der Datenbank gespeichert werden, hat man immer darauf Zugriff. Damit die Datenbank an diese Informationen kommt, muss sie wiederrum diese Informationen ständig von allen Clients abfragen(über den Hostdeamon).</text:p>
      <text:p text:style-name="Standard">Nun werden diese Informationen wieder zurück zur Webseite geschickt, auch wieder mit einem XML-String, jedoch mit einer etwas anderen Syntax.</text:p>
      <text:p text:style-name="Standard"/>
      <text:p text:style-name="Standard"/>
      <text:p text:style-name="Standard"/>
      <text:p text:style-name="Standard">Kommunikation:</text:p>
      <text:p text:style-name="Standard"/>
      <text:p text:style-name="Standard">Die Kommunikation zwischen der Webseite und dem Hostdeamon erfolgt über sogenannte XML-Strings. Diese beinhalten Command-Tags, die einzelne Informationen zum Befehl enthalten. Der Hostdeamon bekommt diese XML-Strings in der InputThread-Kla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6T17:15:17.04</meta:creation-date>
    <dc:date>2012-02-16T18:11:23</dc:date>
    <meta:editing-duration>PT4M44S</meta:editing-duration>
    <meta:editing-cycles>2</meta:editing-cycles>
    <meta:generator>LibreOffice/3.4$Unix LibreOffice_project/340m1$Build-402</meta:generator>
    <meta:document-statistic meta:table-count="0" meta:image-count="0" meta:object-count="0" meta:page-count="1" meta:paragraph-count="9" meta:word-count="203" meta:character-count="1388" meta:non-whitespace-character-count="1193"/>
    <dc:creator>user </dc:creator>
  </office:meta>
</office:document-meta>
</file>